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0.9972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2.016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5713in" svg:height="7.4547in" svg:x="6.5819in" svg:y="2.8563in">
            <draw:object draw:notify-on-update-of-ranges="Sheet1.B3:Sheet1.B52 Sheet1.C3:Sheet1.C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XP TILL LEVEL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QUESTS PER LEVEL</text:p>
          </table:table-cell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(CEILING(5 * CEILING((CEILING([.C2] * [.D2]) + [.C2]) / 5))))" office:value-type="float" office:value="90" calcext:value-type="float">
            <text:p>9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(CEILING(5 * CEILING((CEILING([.C3] * [.D3]) + [.C3]) / 5))))" office:value-type="float" office:value="130" calcext:value-type="float">
            <text:p>13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/>
          <table:table-cell table:style-name="ce3" office:value-type="string" calcext:value-type="string">
            <text:p>AVG EXP TO LEVEL</text:p>
          </table:table-cell>
          <table:table-cell table:style-name="ce3" office:value-type="string" calcext:value-type="string">
            <text:p>QUEST EXP</text:p>
          </table:table-cell>
          <table:table-cell table:style-name="ce3" office:value-type="string" calcext:value-type="string">
            <text:p>MONSTER EXP</text:p>
          </table:table-cell>
          <table:table-cell table:style-name="ce3" office:value-type="string" calcext:value-type="string">
            <text:p>BOSS EXP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(CEILING(5 * CEILING((CEILING([.C4] * [.D4]) + [.C4]) / 5))))" office:value-type="float" office:value="185" calcext:value-type="float">
            <text:p>185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AVERAGE([.C3:.C7])" office:value-type="float" office:value="206" calcext:value-type="float">
            <text:p>206</text:p>
          </table:table-cell>
          <table:table-cell table:style-name="ce3" table:formula="of:=50* CEILING(CEILING([.I5]/AVERAGE([.E3:.E7]))/50)" office:value-type="float" office:value="150" calcext:value-type="float">
            <text:p>150</text:p>
          </table:table-cell>
          <table:table-cell table:style-name="ce3" table:formula="of:=CEILING([.I5]/10)" office:value-type="float" office:value="21" calcext:value-type="float">
            <text:p>21</text:p>
          </table:table-cell>
          <table:table-cell table:style-name="ce3" table:formula="of:=CEILING([.I5]/4)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(CEILING(5 * CEILING((CEILING([.C5] * [.D5]) + [.C5]) / 5))))" office:value-type="float" office:value="260" calcext:value-type="float">
            <text:p>26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AVERAGE([.C8:.C12])" office:value-type="float" office:value="937" calcext:value-type="float">
            <text:p>937</text:p>
          </table:table-cell>
          <table:table-cell table:style-name="ce3" table:formula="of:=50* CEILING(CEILING([.I6]/AVERAGE([.E8:.E12])) /50)" office:value-type="float" office:value="500" calcext:value-type="float">
            <text:p>500</text:p>
          </table:table-cell>
          <table:table-cell table:style-name="ce3" table:formula="of:=CEILING([.I6]/10)" office:value-type="float" office:value="94" calcext:value-type="float">
            <text:p>94</text:p>
          </table:table-cell>
          <table:table-cell table:style-name="ce3" table:formula="of:=CEILING([.I6]/4)"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(CEILING(5 * CEILING((CEILING([.C6] * [.D6]) + [.C6]) / 5))))" office:value-type="float" office:value="365" calcext:value-type="float">
            <text:p>365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AVERAGE([.C13:.C17])" office:value-type="float" office:value="3509" calcext:value-type="float">
            <text:p>3509</text:p>
          </table:table-cell>
          <table:table-cell table:style-name="ce3" table:formula="of:=50* CEILING(CEILING([.I7]/AVERAGE([.E13:.E17]))  /50)" office:value-type="float" office:value="1800" calcext:value-type="float">
            <text:p>1800</text:p>
          </table:table-cell>
          <table:table-cell table:style-name="ce3" table:formula="of:=CEILING([.I7]/10)" office:value-type="float" office:value="351" calcext:value-type="float">
            <text:p>351</text:p>
          </table:table-cell>
          <table:table-cell table:style-name="ce3" table:formula="of:=CEILING([.I7]/4)" office:value-type="float" office:value="878" calcext:value-type="float">
            <text:p>8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(CEILING(5 * CEILING((CEILING([.C7] * [.D7]) + [.C7]) / 5))))" office:value-type="float" office:value="515" calcext:value-type="float">
            <text:p>515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AVERAGE([.C18:.C22])" office:value-type="float" office:value="10738" calcext:value-type="float">
            <text:p>10738</text:p>
          </table:table-cell>
          <table:table-cell table:style-name="ce3" table:formula="of:=50* CEILING(CEILING([.I8]/AVERAGE([.E18:.E22])) /50)" office:value-type="float" office:value="5400" calcext:value-type="float">
            <text:p>5400</text:p>
          </table:table-cell>
          <table:table-cell table:style-name="ce3" table:formula="of:=CEILING([.I8]/10)" office:value-type="float" office:value="1074" calcext:value-type="float">
            <text:p>1074</text:p>
          </table:table-cell>
          <table:table-cell table:style-name="ce3" table:formula="of:=CEILING([.I8]/4)" office:value-type="float" office:value="2685" calcext:value-type="float">
            <text:p>26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(CEILING(5 * CEILING((CEILING([.C8] * [.D8]) + [.C8]) / 5))))" office:value-type="float" office:value="670" calcext:value-type="float">
            <text:p>67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AVERAGE([.C23:.C27])" office:value-type="float" office:value="26737" calcext:value-type="float">
            <text:p>26737</text:p>
          </table:table-cell>
          <table:table-cell table:style-name="ce3" table:formula="of:=50* CEILING(CEILING([.I9]/AVERAGE([.E23:.E27])) /50)" office:value-type="float" office:value="13400" calcext:value-type="float">
            <text:p>13400</text:p>
          </table:table-cell>
          <table:table-cell table:style-name="ce3" table:formula="of:=CEILING([.I9]/10)" office:value-type="float" office:value="2674" calcext:value-type="float">
            <text:p>2674</text:p>
          </table:table-cell>
          <table:table-cell table:style-name="ce3" table:formula="of:=CEILING([.I9]/4)" office:value-type="float" office:value="6685" calcext:value-type="float">
            <text:p>66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(CEILING(5 * CEILING((CEILING([.C9] * [.D9]) + [.C9]) / 5))))" office:value-type="float" office:value="875" calcext:value-type="float">
            <text:p>875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3" table:formula="of:=AVERAGE([.C28:.C32])" office:value-type="float" office:value="54599" calcext:value-type="float">
            <text:p>54599</text:p>
          </table:table-cell>
          <table:table-cell table:style-name="ce3" table:formula="of:=50* CEILING(CEILING([.I10]/AVERAGE([.E28:.E32])) /50)" office:value-type="float" office:value="18200" calcext:value-type="float">
            <text:p>18200</text:p>
          </table:table-cell>
          <table:table-cell table:style-name="ce3" table:formula="of:=CEILING([.I10]/10)" office:value-type="float" office:value="5460" calcext:value-type="float">
            <text:p>5460</text:p>
          </table:table-cell>
          <table:table-cell table:style-name="ce3" table:formula="of:=CEILING([.I10]/4)" office:value-type="float" office:value="13650" calcext:value-type="float">
            <text:p>136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(CEILING(5 * CEILING((CEILING([.C10] * [.D10]) + [.C10]) / 5))))" office:value-type="float" office:value="1140" calcext:value-type="float">
            <text:p>114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35" calcext:value-type="float">
            <text:p>35</text:p>
          </table:table-cell>
          <table:table-cell table:style-name="ce3" table:formula="of:=AVERAGE([.C33:.C37])" office:value-type="float" office:value="87950" calcext:value-type="float">
            <text:p>87950</text:p>
          </table:table-cell>
          <table:table-cell table:style-name="ce3" table:formula="of:=50* CEILING(CEILING([.I11]/AVERAGE([.E32:.E36])) /50)" office:value-type="float" office:value="29350" calcext:value-type="float">
            <text:p>29350</text:p>
          </table:table-cell>
          <table:table-cell table:style-name="ce3" table:formula="of:=CEILING([.I11]/10)" office:value-type="float" office:value="8795" calcext:value-type="float">
            <text:p>8795</text:p>
          </table:table-cell>
          <table:table-cell table:style-name="ce3" table:formula="of:=CEILING([.I11]/4)" office:value-type="float" office:value="21988" calcext:value-type="float">
            <text:p>21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(CEILING(5 * CEILING((CEILING([.C11] * [.D11]) + [.C11]) / 5))))" office:value-type="float" office:value="1485" calcext:value-type="float">
            <text:p>1485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40" calcext:value-type="float">
            <text:p>40</text:p>
          </table:table-cell>
          <table:table-cell table:style-name="ce3" table:formula="of:=AVERAGE([.C38:.C42])" office:value-type="float" office:value="141663" calcext:value-type="float">
            <text:p>141663</text:p>
          </table:table-cell>
          <table:table-cell table:style-name="ce3" table:formula="of:=50* CEILING(CEILING([.I12]/AVERAGE([.E37:.E41]))  /50)" office:value-type="float" office:value="47250" calcext:value-type="float">
            <text:p>47250</text:p>
          </table:table-cell>
          <table:table-cell table:style-name="ce3" table:formula="of:=CEILING([.I12]/10)" office:value-type="float" office:value="14167" calcext:value-type="float">
            <text:p>14167</text:p>
          </table:table-cell>
          <table:table-cell table:style-name="ce3" table:formula="of:=CEILING([.I12]/4)" office:value-type="float" office:value="35416" calcext:value-type="float">
            <text:p>354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(CEILING(5 * CEILING((CEILING([.C12] * [.D12]) + [.C12]) / 5))))" office:value-type="float" office:value="1935" calcext:value-type="float">
            <text:p>1935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45" calcext:value-type="float">
            <text:p>45</text:p>
          </table:table-cell>
          <table:table-cell table:style-name="ce3" table:formula="of:=AVERAGE([.C43:.C47])" office:value-type="float" office:value="228166" calcext:value-type="float">
            <text:p>228166</text:p>
          </table:table-cell>
          <table:table-cell table:style-name="ce3" table:formula="of:=50* CEILING(CEILING([.I13]/AVERAGE([.E42:.E46]))  /50)" office:value-type="float" office:value="76100" calcext:value-type="float">
            <text:p>76100</text:p>
          </table:table-cell>
          <table:table-cell table:style-name="ce3" table:formula="of:=CEILING([.I13]/15)" office:value-type="float" office:value="15212" calcext:value-type="float">
            <text:p>15212</text:p>
          </table:table-cell>
          <table:table-cell table:style-name="ce3" table:formula="of:=CEILING([.I13]/4)" office:value-type="float" office:value="57042" calcext:value-type="float">
            <text:p>570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(CEILING(5 * CEILING((CEILING([.C13] * [.D13]) + [.C13]) / 5))))" office:value-type="float" office:value="2520" calcext:value-type="float">
            <text:p>252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50" calcext:value-type="float">
            <text:p>50</text:p>
          </table:table-cell>
          <table:table-cell table:style-name="ce3" table:formula="of:=AVERAGE([.C48:.C52])" office:value-type="float" office:value="488645" calcext:value-type="float">
            <text:p>488645</text:p>
          </table:table-cell>
          <table:table-cell table:style-name="ce3" table:formula="of:=50* CEILING(CEILING([.I14]/AVERAGE([.E48:.E52]))  /50)" office:value-type="float" office:value="61100" calcext:value-type="float">
            <text:p>61100</text:p>
          </table:table-cell>
          <table:table-cell table:style-name="ce3" table:formula="of:=CEILING([.I14]/20)" office:value-type="float" office:value="24433" calcext:value-type="float">
            <text:p>24433</text:p>
          </table:table-cell>
          <table:table-cell table:style-name="ce3" table:formula="of:=CEILING([.I14]/4)" office:value-type="float" office:value="122162" calcext:value-type="float">
            <text:p>1221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(CEILING(5 * CEILING((CEILING([.C14] * [.D14]) + [.C14]) / 5))))" office:value-type="float" office:value="3280" calcext:value-type="float">
            <text:p>328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(CEILING(5 * CEILING((CEILING([.C15] * [.D15]) + [.C15]) / 5))))" office:value-type="float" office:value="4265" calcext:value-type="float">
            <text:p>4265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(CEILING(5 * CEILING((CEILING([.C16] * [.D16]) + [.C16]) / 5))))" office:value-type="float" office:value="5545" calcext:value-type="float">
            <text:p>5545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(CEILING(5 * CEILING((CEILING([.C17] * [.D17]) + [.C17]) / 5))))" office:value-type="float" office:value="7210" calcext:value-type="float">
            <text:p>721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(CEILING(5 * CEILING((CEILING([.C18] * [.D18]) + [.C18]) / 5))))" office:value-type="float" office:value="8655" calcext:value-type="float">
            <text:p>865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(CEILING(5 * CEILING((CEILING([.C19] * [.D19]) + [.C19]) / 5))))" office:value-type="float" office:value="10390" calcext:value-type="float">
            <text:p>1039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(CEILING(5 * CEILING((CEILING([.C20] * [.D20]) + [.C20]) / 5))))" office:value-type="float" office:value="12470" calcext:value-type="float">
            <text:p>1247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(CEILING(5 * CEILING((CEILING([.C21] * [.D21]) + [.C21]) / 5))))" office:value-type="float" office:value="14965" calcext:value-type="float">
            <text:p>1496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(CEILING(5 * CEILING((CEILING([.C22] * [.D22]) + [.C22]) / 5))))" office:value-type="float" office:value="17960" calcext:value-type="float">
            <text:p>1796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(CEILING(5 * CEILING((CEILING([.C23] * [.D23]) + [.C23]) / 5))))" office:value-type="float" office:value="21555" calcext:value-type="float">
            <text:p>2155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(CEILING(5 * CEILING((CEILING([.C24] * [.D24]) + [.C24]) / 5))))" office:value-type="float" office:value="25870" calcext:value-type="float">
            <text:p>2587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((CEILING(5 * CEILING((CEILING([.C25] * [.D25]) + [.C25]) / 5))))" office:value-type="float" office:value="31045" calcext:value-type="float">
            <text:p>3104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CEILING(5 * CEILING((CEILING([.C26] * [.D26]) + [.C26]) / 5))))" office:value-type="float" office:value="37255" calcext:value-type="float">
            <text:p>3725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(CEILING(5 * CEILING((CEILING([.C27] * [.D27]) + [.C27]) / 5))))" office:value-type="float" office:value="44710" calcext:value-type="float">
            <text:p>4471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(CEILING(5 * CEILING((CEILING([.C28] * [.D28]) + [.C28]) / 5))))" office:value-type="float" office:value="49185" calcext:value-type="float">
            <text:p>4918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(CEILING(5 * CEILING((CEILING([.C29] * [.D29]) + [.C29]) / 5))))" office:value-type="float" office:value="54105" calcext:value-type="float">
            <text:p>5410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(CEILING(5 * CEILING((CEILING([.C30] * [.D30]) + [.C30]) / 5))))" office:value-type="float" office:value="59520" calcext:value-type="float">
            <text:p>5952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CEILING(5 * CEILING((CEILING([.C31] * [.D31]) + [.C31]) / 5))))" office:value-type="float" office:value="65475" calcext:value-type="float">
            <text:p>6547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(CEILING(5 * CEILING((CEILING([.C32] * [.D32]) + [.C32]) / 5))))" office:value-type="float" office:value="72025" calcext:value-type="float">
            <text:p>7202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(CEILING(5 * CEILING((CEILING([.C33] * [.D33]) + [.C33]) / 5))))" office:value-type="float" office:value="79230" calcext:value-type="float">
            <text:p>7923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(CEILING(5 * CEILING((CEILING([.C34] * [.D34]) + [.C34]) / 5))))" office:value-type="float" office:value="87155" calcext:value-type="float">
            <text:p>8715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((CEILING(5 * CEILING((CEILING([.C35] * [.D35]) + [.C35]) / 5))))" office:value-type="float" office:value="95875" calcext:value-type="float">
            <text:p>9587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(CEILING(5 * CEILING((CEILING([.C36] * [.D36]) + [.C36]) / 5))))" office:value-type="float" office:value="105465" calcext:value-type="float">
            <text:p>10546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((CEILING(5 * CEILING((CEILING([.C37] * [.D37]) + [.C37]) / 5))))" office:value-type="float" office:value="116015" calcext:value-type="float">
            <text:p>11601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(CEILING(5 * CEILING((CEILING([.C38] * [.D38]) + [.C38]) / 5))))" office:value-type="float" office:value="127620" calcext:value-type="float">
            <text:p>12762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((CEILING(5 * CEILING((CEILING([.C39] * [.D39]) + [.C39]) / 5))))" office:value-type="float" office:value="140385" calcext:value-type="float">
            <text:p>14038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((CEILING(5 * CEILING((CEILING([.C40] * [.D40]) + [.C40]) / 5))))" office:value-type="float" office:value="154425" calcext:value-type="float">
            <text:p>15442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CEILING(5 * CEILING((CEILING([.C41] * [.D41]) + [.C41]) / 5))))" office:value-type="float" office:value="169870" calcext:value-type="float">
            <text:p>16987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((CEILING(5 * CEILING((CEILING([.C42] * [.D42]) + [.C42]) / 5))))" office:value-type="float" office:value="186860" calcext:value-type="float">
            <text:p>18686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((CEILING(5 * CEILING((CEILING([.C43] * [.D43]) + [.C43]) / 5))))" office:value-type="float" office:value="205550" calcext:value-type="float">
            <text:p>20555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((CEILING(5 * CEILING((CEILING([.C44] * [.D44]) + [.C44]) / 5))))" office:value-type="float" office:value="226105" calcext:value-type="float">
            <text:p>22610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((CEILING(5 * CEILING((CEILING([.C45] * [.D45]) + [.C45]) / 5))))" office:value-type="float" office:value="248720" calcext:value-type="float">
            <text:p>24872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(CEILING(5 * CEILING((CEILING([.C46] * [.D46]) + [.C46]) / 5))))" office:value-type="float" office:value="273595" calcext:value-type="float">
            <text:p>273595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((CEILING(5 * CEILING((CEILING([.C47] * [.D47]) + [.C47]) / 5))))" office:value-type="float" office:value="328315" calcext:value-type="float">
            <text:p>32831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((CEILING(5 * CEILING((CEILING([.C48] * [.D48]) + [.C48]) / 5))))" office:value-type="float" office:value="393980" calcext:value-type="float">
            <text:p>393980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(CEILING(5 * CEILING((CEILING([.C49] * [.D49]) + [.C49]) / 5))))" office:value-type="float" office:value="472780" calcext:value-type="float">
            <text:p>472780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(CEILING(5 * CEILING((CEILING([.C50] * [.D50]) + [.C50]) / 5))))" office:value-type="float" office:value="567340" calcext:value-type="float">
            <text:p>567340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CEILING(5 * CEILING((CEILING([.C51] * [.D51]) + [.C51]) / 5))))" office:value-type="float" office:value="680810" calcext:value-type="float">
            <text:p>68081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9:00:34.758245260</meta:creation-date>
    <dc:date>2024-07-28T20:26:47.779369807</dc:date>
    <meta:editing-duration>PT7M15S</meta:editing-duration>
    <meta:editing-cycles>2</meta:editing-cycles>
    <meta:generator>LibreOffice/24.2.5.2$Linux_X86_64 LibreOffice_project/420$Build-2</meta:generator>
    <meta:document-statistic meta:table-count="1" meta:cell-count="26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472cm" svg:height="18.936cm" xlink:href=".." xlink:type="simple" chart:class="chart:line" chart:style-name="ch1">
        <chart:legend chart:legend-position="end" svg:x="31.62cm" svg:y="8.92cm" style:legend-expansion="high" chart:style-name="ch2"/>
        <chart:plot-area chart:style-name="ch3" table:cell-range-address="Sheet1.B3:Sheet1.C52" svg:x="0.689cm" svg:y="0.378cm" svg:width="30.242cm" svg:height="18.18cm">
          <chart:coordinate-region svg:x="2.078cm" svg:y="0.578cm" svg:width="28.667cm" svg:height="17.3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52" chart:class="chart:line">
            <chart:data-point chart:repeated="50"/>
          </chart:series>
          <chart:series chart:style-name="ch7" chart:values-cell-range-address="Sheet1.C3:Sheet1.C52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52</svg:desc>
                </draw:g>
              </table:table-cell>
              <table:table-cell office:value-type="float" office:value="90">
                <text:p>90</text:p>
                <draw:g>
                  <svg:desc>Sheet1.C3:Sheet1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655">
                <text:p>86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390">
                <text:p>103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470">
                <text:p>124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965">
                <text:p>149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960">
                <text:p>179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555">
                <text:p>21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870">
                <text:p>258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1045">
                <text:p>310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7255">
                <text:p>37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4710">
                <text:p>447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9185">
                <text:p>49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4105">
                <text:p>54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9520">
                <text:p>595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5475">
                <text:p>654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2025">
                <text:p>72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9230">
                <text:p>792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7155">
                <text:p>87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5875">
                <text:p>95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5465">
                <text:p>1054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6015">
                <text:p>116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7620">
                <text:p>1276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40385">
                <text:p>140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4425">
                <text:p>154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69870">
                <text:p>1698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86860">
                <text:p>1868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5550">
                <text:p>2055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26105">
                <text:p>226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48720">
                <text:p>2487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73595">
                <text:p>2735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28315">
                <text:p>3283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93980">
                <text:p>3939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72780">
                <text:p>4727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67340">
                <text:p>5673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80810">
                <text:p>6808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